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Wingdings" svg:font-family="Wingdings" style:font-family-generic="system" style:font-pitch="variable" style:font-charset="x-symbol"/>
    <style:font-face style:name="Georgia" svg:font-family="Georgia, Palatino, 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ffad" officeooo:paragraph-rsid="0000ffad"/>
    </style:style>
    <style:style style:name="P2" style:family="paragraph" style:parent-style-name="Standard">
      <style:text-properties officeooo:rsid="00015353" officeooo:paragraph-rsid="00015353"/>
    </style:style>
    <style:style style:name="P3" style:family="paragraph" style:parent-style-name="Standard">
      <style:text-properties officeooo:rsid="00015353" officeooo:paragraph-rsid="00028d31"/>
    </style:style>
    <style:style style:name="P4" style:family="paragraph" style:parent-style-name="Standard">
      <style:text-properties officeooo:rsid="00015353" officeooo:paragraph-rsid="000a325b"/>
    </style:style>
    <style:style style:name="P5" style:family="paragraph" style:parent-style-name="Standard">
      <style:text-properties fo:font-size="14pt" fo:font-weight="bold" officeooo:rsid="0000ffad" officeooo:paragraph-rsid="0000ffad" style:font-size-asian="14pt" style:font-weight-asian="bold" style:font-size-complex="14pt" style:font-weight-complex="bold"/>
    </style:style>
    <style:style style:name="P6" style:family="paragraph" style:parent-style-name="Standard">
      <style:text-properties fo:font-size="14pt" fo:font-weight="bold" officeooo:rsid="0000ffad" officeooo:paragraph-rsid="0003a2c7" style:font-size-asian="14pt" style:font-weight-asian="bold" style:font-size-complex="14pt" style:font-weight-complex="bold"/>
    </style:style>
    <style:style style:name="P7" style:family="paragraph" style:parent-style-name="Standard">
      <style:text-properties fo:font-size="14pt" fo:font-weight="bold" officeooo:rsid="00015353" officeooo:paragraph-rsid="00015353" style:font-size-asian="14pt" style:font-weight-asian="bold" style:font-size-complex="14pt" style:font-weight-complex="bold"/>
    </style:style>
    <style:style style:name="P8" style:family="paragraph" style:parent-style-name="Standard">
      <style:text-properties fo:font-size="14pt" fo:font-weight="bold" officeooo:rsid="00015353" officeooo:paragraph-rsid="000a325b" style:font-size-asian="14pt" style:font-weight-asian="bold" style:font-size-complex="14pt" style:font-weight-complex="bold"/>
    </style:style>
    <style:style style:name="P9" style:family="paragraph" style:parent-style-name="Standard">
      <style:text-properties fo:font-size="14pt" fo:font-weight="bold" officeooo:rsid="00015353" officeooo:paragraph-rsid="00095acd" style:font-size-asian="14pt" style:font-weight-asian="bold" style:font-size-complex="14pt" style:font-weight-complex="bold"/>
    </style:style>
    <style:style style:name="P10" style:family="paragraph" style:parent-style-name="Standard">
      <style:text-properties fo:font-size="14pt" fo:font-weight="bold" officeooo:rsid="0001dfe0" officeooo:paragraph-rsid="0001dfe0" style:font-size-asian="14pt" style:font-weight-asian="bold" style:font-size-complex="14pt" style:font-weight-complex="bold"/>
    </style:style>
    <style:style style:name="P11" style:family="paragraph" style:parent-style-name="Standard">
      <style:text-properties fo:font-size="14pt" fo:font-weight="normal" officeooo:rsid="00140289" officeooo:paragraph-rsid="00140289" style:font-size-asian="14pt" style:font-weight-asian="normal" style:font-size-complex="14pt" style:font-weight-complex="normal"/>
    </style:style>
    <style:style style:name="P12" style:family="paragraph" style:parent-style-name="Standard">
      <style:text-properties fo:font-size="14pt" fo:font-weight="normal" officeooo:rsid="00040aeb" officeooo:paragraph-rsid="00040aeb" style:font-size-asian="14pt" style:font-weight-asian="normal" style:font-size-complex="14pt" style:font-weight-complex="normal"/>
    </style:style>
    <style:style style:name="P13" style:family="paragraph" style:parent-style-name="Standard">
      <style:text-properties fo:font-size="14pt" fo:font-weight="normal" officeooo:rsid="00040aeb" officeooo:paragraph-rsid="00046567" style:font-size-asian="14pt" style:font-weight-asian="normal" style:font-size-complex="14pt" style:font-weight-complex="normal"/>
    </style:style>
    <style:style style:name="P14" style:family="paragraph" style:parent-style-name="Standard">
      <style:text-properties fo:font-size="14pt" fo:font-weight="normal" officeooo:rsid="001287f0" officeooo:paragraph-rsid="001287f0" style:font-size-asian="14pt" style:font-weight-asian="normal" style:font-size-complex="14pt" style:font-weight-complex="normal"/>
    </style:style>
    <style:style style:name="P15" style:family="paragraph" style:parent-style-name="Standard">
      <style:text-properties fo:font-size="14pt" fo:font-weight="normal" officeooo:rsid="000a325b" officeooo:paragraph-rsid="000a325b" style:font-size-asian="14pt" style:font-weight-asian="normal" style:font-size-complex="14pt" style:font-weight-complex="normal"/>
    </style:style>
    <style:style style:name="P16" style:family="paragraph" style:parent-style-name="Standard">
      <style:text-properties fo:font-size="14pt" fo:font-weight="normal" officeooo:rsid="000dc1cc" officeooo:paragraph-rsid="000dc1cc" style:font-size-asian="14pt" style:font-weight-asian="normal" style:font-size-complex="14pt" style:font-weight-complex="normal"/>
    </style:style>
    <style:style style:name="P17" style:family="paragraph" style:parent-style-name="Standard">
      <style:text-properties fo:font-size="14pt" fo:font-weight="normal" officeooo:rsid="000ba592" officeooo:paragraph-rsid="000ba592" style:font-size-asian="14pt" style:font-weight-asian="normal" style:font-size-complex="14pt" style:font-weight-complex="normal"/>
    </style:style>
    <style:style style:name="P18" style:family="paragraph" style:parent-style-name="Standard">
      <style:text-properties fo:font-size="14pt" fo:font-weight="normal" officeooo:rsid="000c4436" officeooo:paragraph-rsid="000b0850" style:font-size-asian="14pt" style:font-weight-asian="normal" style:font-size-complex="14pt" style:font-weight-complex="normal"/>
    </style:style>
    <style:style style:name="P19" style:family="paragraph" style:parent-style-name="Standard">
      <style:text-properties fo:font-size="14pt" fo:font-weight="normal" officeooo:rsid="00095acd" officeooo:paragraph-rsid="00095acd" style:font-size-asian="14pt" style:font-weight-asian="normal" style:font-size-complex="14pt" style:font-weight-complex="normal"/>
    </style:style>
    <style:style style:name="P20" style:family="paragraph" style:parent-style-name="Standard">
      <style:text-properties officeooo:paragraph-rsid="00028d31"/>
    </style:style>
    <style:style style:name="P21" style:family="paragraph" style:parent-style-name="Standard">
      <style:text-properties fo:font-weight="bold" officeooo:rsid="00015353" officeooo:paragraph-rsid="000a325b" style:font-weight-asian="bold" style:font-weight-complex="bold"/>
    </style:style>
    <style:style style:name="P22" style:family="paragraph" style:parent-style-name="Standard">
      <style:text-properties fo:font-weight="normal" officeooo:rsid="00040aeb" officeooo:paragraph-rsid="00040aeb" style:font-weight-asian="normal" style:font-weight-complex="normal"/>
    </style:style>
    <style:style style:name="P23" style:family="paragraph" style:parent-style-name="Standard">
      <style:text-properties fo:font-weight="normal" officeooo:rsid="00040aeb" officeooo:paragraph-rsid="00046567" style:font-weight-asian="normal" style:font-weight-complex="normal"/>
    </style:style>
    <style:style style:name="P24" style:family="paragraph" style:parent-style-name="Standard">
      <style:text-properties fo:font-weight="normal" officeooo:rsid="000585cb" officeooo:paragraph-rsid="00111ac2" style:font-weight-asian="normal" style:font-weight-complex="normal"/>
    </style:style>
    <style:style style:name="P25" style:family="paragraph" style:parent-style-name="Standard">
      <style:text-properties fo:font-weight="normal" officeooo:rsid="0008b8d4" officeooo:paragraph-rsid="001287f0" style:font-weight-asian="normal" style:font-weight-complex="normal"/>
    </style:style>
    <style:style style:name="P26" style:family="paragraph" style:parent-style-name="Standard">
      <style:text-properties fo:font-weight="normal" officeooo:rsid="00095acd" officeooo:paragraph-rsid="00095acd" style:font-weight-asian="normal" style:font-weight-complex="normal"/>
    </style:style>
    <style:style style:name="P27" style:family="paragraph" style:parent-style-name="Standard">
      <style:text-properties fo:font-weight="normal" officeooo:rsid="00095acd" officeooo:paragraph-rsid="000a325b" style:font-weight-asian="normal" style:font-weight-complex="normal"/>
    </style:style>
    <style:style style:name="P28" style:family="paragraph" style:parent-style-name="Standard">
      <style:text-properties fo:font-weight="normal" officeooo:rsid="000dc1cc" officeooo:paragraph-rsid="000dc1cc" style:font-weight-asian="normal" style:font-weight-complex="normal"/>
    </style:style>
    <style:style style:name="P29" style:family="paragraph" style:parent-style-name="Standard">
      <style:text-properties fo:font-weight="normal" officeooo:paragraph-rsid="00046567"/>
    </style:style>
    <style:style style:name="P30" style:family="paragraph" style:parent-style-name="Standard">
      <style:text-properties fo:font-weight="normal" officeooo:rsid="0000ffad" officeooo:paragraph-rsid="00111ac2" style:font-weight-asian="bold" style:font-weight-complex="bold"/>
    </style:style>
    <style:style style:name="P31" style:family="paragraph" style:parent-style-name="Standard">
      <style:text-properties officeooo:paragraph-rsid="000ddad7"/>
    </style:style>
    <style:style style:name="P32" style:family="paragraph" style:parent-style-name="Standard">
      <style:text-properties fo:font-variant="normal" fo:text-transform="none" fo:color="#333333" style:font-name="Georgia" fo:font-size="12pt" fo:letter-spacing="normal" fo:font-style="normal" fo:font-weight="normal" officeooo:rsid="00075ea9" officeooo:paragraph-rsid="00075ea9" style:font-size-asian="12pt" style:font-size-complex="12pt"/>
    </style:style>
    <style:style style:name="P33" style:family="paragraph" style:parent-style-name="Standard">
      <style:text-properties fo:font-variant="normal" fo:text-transform="none" fo:color="#333333" style:font-name="Georgia" fo:font-size="12pt" fo:letter-spacing="normal" fo:font-style="normal" fo:font-weight="normal" officeooo:rsid="00075ea9" officeooo:paragraph-rsid="00111ac2" style:font-size-asian="12pt" style:font-size-complex="12pt"/>
    </style:style>
    <style:style style:name="P34" style:family="paragraph" style:parent-style-name="Standard">
      <style:text-properties style:font-name="新細明體" style:font-name-asian="DengXian"/>
    </style:style>
    <style:style style:name="P35" style:family="paragraph" style:parent-style-name="Standard">
      <style:text-properties style:font-name="新細明體" fo:font-weight="bold" style:font-name-asian="新細明體" style:font-weight-asian="bold"/>
    </style:style>
    <style:style style:name="P36" style:family="paragraph" style:parent-style-name="Standard">
      <style:text-properties style:font-name="新細明體" fo:font-weight="bold" style:font-name-asian="DengXian" style:font-weight-asian="bold"/>
    </style:style>
    <style:style style:name="P37" style:family="paragraph" style:parent-style-name="Standard">
      <style:text-properties style:font-name-asian="DengXian"/>
    </style:style>
    <style:style style:name="P38"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normal"/>
    </style:style>
    <style:style style:name="P3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40" style:family="paragraph" style:parent-style-name="Table_20_Contents">
      <style:text-properties officeooo:rsid="000ba592" officeooo:paragraph-rsid="000ba592"/>
    </style:style>
    <style:style style:name="P41" style:family="paragraph" style:parent-style-name="Table_20_Contents">
      <style:text-properties officeooo:rsid="00140289" officeooo:paragraph-rsid="00140289"/>
    </style:style>
    <style:style style:name="P42" style:family="paragraph" style:parent-style-name="Standard">
      <style:paragraph-properties fo:margin-left="0.25in" fo:margin-right="0in" fo:text-indent="0in" style:auto-text-indent="false">
        <style:tab-stops/>
      </style:paragraph-properties>
    </style:style>
    <style:style style:name="P43" style:family="paragraph" style:parent-style-name="Standard">
      <style:paragraph-properties fo:margin-left="0.25in" fo:margin-right="0in" fo:text-indent="0in" style:auto-text-indent="false">
        <style:tab-stops/>
      </style:paragraph-properties>
      <style:text-properties style:font-name="新細明體" style:font-name-asian="DengXian"/>
    </style:style>
    <style:style style:name="P44" style:family="paragraph" style:parent-style-name="标题">
      <style:text-properties fo:font-size="14pt" fo:font-weight="normal" officeooo:rsid="00140289" officeooo:paragraph-rsid="00140289" style:font-size-asian="14pt" style:font-weight-asian="normal" style:font-size-complex="14pt" style:font-weight-complex="normal"/>
    </style:style>
    <style:style style:name="P45" style:family="paragraph" style:parent-style-name="Standard" style:list-style-name="L1">
      <style:text-properties fo:font-weight="bold" officeooo:rsid="0000ffad" officeooo:paragraph-rsid="0000ffad" style:font-weight-asian="bold" style:font-weight-complex="bold"/>
    </style:style>
    <style:style style:name="P46" style:family="paragraph" style:parent-style-name="Standard" style:list-style-name="L1">
      <style:text-properties fo:font-weight="bold" officeooo:rsid="0000ffad" officeooo:paragraph-rsid="0003a2c7" style:font-weight-asian="bold" style:font-weight-complex="bold"/>
    </style:style>
    <style:style style:name="P47" style:family="paragraph" style:parent-style-name="Standard" style:list-style-name="L2">
      <style:text-properties fo:font-weight="bold" officeooo:rsid="0000ffad" officeooo:paragraph-rsid="0000ffad" style:font-weight-asian="bold" style:font-weight-complex="bold"/>
    </style:style>
    <style:style style:name="P48" style:family="paragraph" style:parent-style-name="Standard" style:list-style-name="L6">
      <style:text-properties fo:font-weight="bold" officeooo:rsid="0000ffad" officeooo:paragraph-rsid="00095acd" style:font-weight-asian="bold" style:font-weight-complex="bold"/>
    </style:style>
    <style:style style:name="P49" style:family="paragraph" style:parent-style-name="Standard" style:list-style-name="L3">
      <style:text-properties fo:font-weight="bold" officeooo:rsid="00015353" officeooo:paragraph-rsid="00015353" style:font-weight-asian="bold" style:font-weight-complex="bold"/>
    </style:style>
    <style:style style:name="P50" style:family="paragraph" style:parent-style-name="Standard" style:list-style-name="L3">
      <style:text-properties fo:font-weight="bold" officeooo:rsid="00015353" officeooo:paragraph-rsid="000a325b" style:font-weight-asian="bold" style:font-weight-complex="bold"/>
    </style:style>
    <style:style style:name="P51" style:family="paragraph" style:parent-style-name="Standard" style:list-style-name="L5">
      <style:text-properties fo:font-weight="bold" officeooo:rsid="00015353" officeooo:paragraph-rsid="00028d31" style:font-weight-asian="bold" style:font-weight-complex="bold"/>
    </style:style>
    <style:style style:name="P52" style:family="paragraph" style:parent-style-name="Standard" style:list-style-name="L4">
      <style:text-properties fo:font-weight="bold" officeooo:paragraph-rsid="0001dfe0" style:font-weight-asian="bold" style:font-weight-complex="bold"/>
    </style:style>
    <style:style style:name="P53" style:family="paragraph" style:parent-style-name="Standard" style:list-style-name="L7">
      <style:text-properties fo:font-weight="bold" officeooo:paragraph-rsid="000a325b" style:font-weight-asian="bold" style:font-weight-complex="bold"/>
    </style:style>
    <style:style style:name="P54" style:family="paragraph" style:parent-style-name="Standard" style:list-style-name="L4">
      <style:text-properties fo:font-weight="normal" officeooo:rsid="0001dfe0" officeooo:paragraph-rsid="0001dfe0" style:font-weight-asian="normal" style:font-weight-complex="normal"/>
    </style:style>
    <style:style style:name="P55" style:family="paragraph" style:parent-style-name="Standard" style:list-style-name="L7">
      <style:text-properties fo:font-weight="normal" officeooo:rsid="0001dfe0" officeooo:paragraph-rsid="000a325b" style:font-weight-asian="normal" style:font-weight-complex="normal"/>
    </style:style>
    <style:style style:name="P56" style:family="paragraph" style:parent-style-name="Standard" style:list-style-name="L5">
      <style:text-properties fo:font-weight="normal" officeooo:rsid="00028d31" officeooo:paragraph-rsid="00028d31" style:font-weight-asian="normal" style:font-weight-complex="normal"/>
    </style:style>
    <style:style style:name="P57" style:family="paragraph" style:parent-style-name="Standard" style:list-style-name="L5">
      <style:text-properties fo:font-weight="normal" officeooo:rsid="00015353" officeooo:paragraph-rsid="00028d31" style:font-weight-asian="normal" style:font-weight-complex="normal"/>
    </style:style>
    <style:style style:name="P58" style:family="paragraph" style:parent-style-name="Standard" style:list-style-name="L5">
      <style:text-properties officeooo:paragraph-rsid="00028d31"/>
    </style:style>
    <style:style style:name="P59" style:family="paragraph" style:parent-style-name="Standard" style:list-style-name="L5">
      <style:text-properties officeooo:rsid="00028d31" officeooo:paragraph-rsid="00028d31"/>
    </style:style>
    <style:style style:name="P60" style:family="paragraph" style:parent-style-name="Standard" style:list-style-name="L6">
      <style:text-properties fo:font-size="14pt" fo:font-weight="bold" officeooo:rsid="0000ffad" officeooo:paragraph-rsid="00095acd" style:font-size-asian="14pt" style:font-weight-asian="bold" style:font-size-complex="14pt" style:font-weight-complex="bold"/>
    </style:style>
    <style:style style:name="P61" style:family="paragraph" style:parent-style-name="Standard" style:list-style-name="L7">
      <style:text-properties fo:font-size="14pt" fo:font-weight="bold" officeooo:rsid="001bd00c" officeooo:paragraph-rsid="001bd00c" style:font-size-asian="14pt" style:font-weight-asian="bold" style:font-size-complex="14pt" style:font-weight-complex="bold"/>
    </style:style>
    <style:style style:name="P62" style:family="paragraph" style:parent-style-name="Standard">
      <style:text-properties fo:font-size="14pt" fo:font-weight="bold" officeooo:rsid="001bd00c" officeooo:paragraph-rsid="001eef11" style:font-size-asian="14pt" style:font-weight-asian="bold" style:font-size-complex="14pt" style:font-weight-complex="bold"/>
    </style:style>
    <style:style style:name="P63" style:family="paragraph" style:parent-style-name="Standard" style:list-style-name="L7">
      <style:text-properties fo:font-size="14pt" fo:font-weight="normal" officeooo:rsid="0001dfe0" officeooo:paragraph-rsid="000a325b" style:font-size-asian="14pt" style:font-weight-asian="normal" style:font-size-complex="14pt" style:font-weight-complex="normal"/>
    </style:style>
    <style:style style:name="P64" style:family="paragraph" style:parent-style-name="Standard">
      <style:text-properties fo:font-size="14pt" fo:font-weight="normal" officeooo:rsid="00095acd" officeooo:paragraph-rsid="001759ec" style:font-size-asian="14pt" style:font-weight-asian="normal" style:font-size-complex="14pt" style:font-weight-complex="normal"/>
    </style:style>
    <style:style style:name="P65" style:family="paragraph" style:parent-style-name="Standard">
      <style:text-properties fo:font-size="14pt" fo:font-weight="normal" officeooo:rsid="00140289" officeooo:paragraph-rsid="00140289" style:font-size-asian="14pt" style:font-weight-asian="normal" style:font-size-complex="14pt" style:font-weight-complex="normal"/>
    </style:style>
    <style:style style:name="P66" style:family="paragraph" style:parent-style-name="Standard">
      <style:text-properties fo:font-size="14pt" fo:font-weight="normal" officeooo:rsid="00140289" officeooo:paragraph-rsid="001e3406" style:font-size-asian="14pt" style:font-weight-asian="normal" style:font-size-complex="14pt" style:font-weight-complex="normal"/>
    </style:style>
    <style:style style:name="P67" style:family="paragraph" style:parent-style-name="Standard">
      <style:text-properties fo:font-size="14pt" fo:font-weight="normal" officeooo:rsid="001bd00c" officeooo:paragraph-rsid="001bd00c" style:font-size-asian="14pt" style:font-weight-asian="normal" style:font-size-complex="14pt" style:font-weight-complex="normal"/>
    </style:style>
    <style:style style:name="P68" style:family="paragraph" style:parent-style-name="Standard">
      <style:text-properties fo:font-size="14pt" fo:font-weight="normal" officeooo:rsid="001e3406" officeooo:paragraph-rsid="001e3406" style:font-size-asian="14pt" style:font-weight-asian="normal" style:font-size-complex="14pt" style:font-weight-complex="normal"/>
    </style:style>
    <style:style style:name="P69" style:family="paragraph" style:parent-style-name="Standard">
      <style:text-properties fo:font-size="14pt" fo:font-weight="normal" officeooo:rsid="001eef11" officeooo:paragraph-rsid="001eef11" style:font-size-asian="14pt" style:font-weight-asian="normal" style:font-size-complex="14pt" style:font-weight-complex="normal"/>
    </style:style>
    <style:style style:name="P70" style:family="paragraph" style:parent-style-name="Standard">
      <style:text-properties fo:font-size="14pt" fo:font-weight="normal" officeooo:rsid="0021d34b" officeooo:paragraph-rsid="0021d34b" style:font-size-asian="14pt" style:font-weight-asian="normal" style:font-size-complex="14pt" style:font-weight-complex="normal"/>
    </style:style>
    <style:style style:name="P71" style:family="paragraph" style:parent-style-name="Standard">
      <style:text-properties fo:font-size="14pt" fo:font-weight="normal" officeooo:paragraph-rsid="0020c7d1"/>
    </style:style>
    <style:style style:name="P72" style:family="paragraph" style:parent-style-name="Standard" style:list-style-name="L8">
      <style:text-properties style:font-name="新細明體" style:font-name-asian="DengXian"/>
    </style:style>
    <style:style style:name="P73" style:family="paragraph" style:parent-style-name="Standard" style:list-style-name="L11">
      <style:text-properties style:font-name="新細明體" style:font-name-asian="DengXian"/>
    </style:style>
    <style:style style:name="P74" style:family="paragraph" style:parent-style-name="Standard" style:list-style-name="L12">
      <style:text-properties style:font-name="新細明體" style:font-name-asian="DengXian"/>
    </style:style>
    <style:style style:name="P75" style:family="paragraph" style:parent-style-name="Standard" style:list-style-name="L9">
      <style:text-properties style:font-name="新細明體" style:font-name-asian="新細明體"/>
    </style:style>
    <style:style style:name="P76" style:family="paragraph" style:parent-style-name="Standard" style:list-style-name="L10">
      <style:text-properties style:font-name="新細明體" style:font-name-asian="新細明體"/>
    </style:style>
    <style:style style:name="P77" style:family="paragraph" style:parent-style-name="Standard" style:list-style-name="L11"/>
    <style:style style:name="T1" style:family="text">
      <style:text-properties officeooo:rsid="00015353"/>
    </style:style>
    <style:style style:name="T2" style:family="text">
      <style:text-properties fo:font-weight="bold" officeooo:rsid="00028d31" style:font-weight-asian="bold" style:font-weight-complex="bold"/>
    </style:style>
    <style:style style:name="T3" style:family="text">
      <style:text-properties officeooo:rsid="0001dfe0"/>
    </style:style>
    <style:style style:name="T4" style:family="text">
      <style:text-properties fo:font-size="14pt" style:font-size-asian="14pt" style:font-size-complex="14pt"/>
    </style:style>
    <style:style style:name="T5" style:family="text">
      <style:text-properties fo:font-size="14pt" officeooo:rsid="00015353" style:font-size-asian="14pt" style:font-size-complex="14pt"/>
    </style:style>
    <style:style style:name="T6" style:family="text">
      <style:text-properties fo:font-size="14pt" officeooo:rsid="00046567" style:font-size-asian="14pt" style:font-size-complex="14pt"/>
    </style:style>
    <style:style style:name="T7" style:family="text">
      <style:text-properties fo:font-size="14pt" officeooo:rsid="000585cb" style:font-size-asian="14pt" style:font-size-complex="14pt"/>
    </style:style>
    <style:style style:name="T8" style:family="text">
      <style:text-properties fo:font-size="14pt" officeooo:rsid="00062bff" style:font-size-asian="14pt" style:font-size-complex="14pt"/>
    </style:style>
    <style:style style:name="T9" style:family="text">
      <style:text-properties fo:font-size="14pt" officeooo:rsid="000a325b" style:font-size-asian="14pt" style:font-size-complex="14pt"/>
    </style:style>
    <style:style style:name="T10" style:family="text">
      <style:text-properties fo:font-size="14pt" officeooo:rsid="000dc1cc" style:font-size-asian="14pt" style:font-size-complex="14pt"/>
    </style:style>
    <style:style style:name="T11" style:family="text">
      <style:text-properties fo:font-size="14pt" officeooo:rsid="000ddad7" style:font-size-asian="14pt" style:font-size-complex="14pt"/>
    </style:style>
    <style:style style:name="T12" style:family="text">
      <style:text-properties fo:font-size="14pt" officeooo:rsid="00111ac2" style:font-size-asian="14pt" style:font-size-complex="14pt"/>
    </style:style>
    <style:style style:name="T13" style:family="text">
      <style:text-properties fo:font-size="14pt" officeooo:rsid="001287f0" style:font-size-asian="14pt" style:font-size-complex="14pt"/>
    </style:style>
    <style:style style:name="T14" style:family="text">
      <style:text-properties fo:font-size="14pt" officeooo:rsid="00133b82" style:font-size-asian="14pt" style:font-size-complex="14pt"/>
    </style:style>
    <style:style style:name="T15" style:family="text">
      <style:text-properties fo:font-size="14pt" officeooo:rsid="0018af8d" style:font-size-asian="14pt" style:font-size-complex="14pt"/>
    </style:style>
    <style:style style:name="T16" style:family="text">
      <style:text-properties fo:font-size="14pt" officeooo:rsid="00062bff" style:font-size-asian="14pt" style:font-weight-asian="normal" style:font-size-complex="14pt" style:font-weight-complex="normal"/>
    </style:style>
    <style:style style:name="T17" style:family="text">
      <style:text-properties fo:font-size="14pt" officeooo:rsid="00075ea9" style:font-size-asian="14pt" style:font-weight-asian="normal" style:font-size-complex="14pt" style:font-weight-complex="normal"/>
    </style:style>
    <style:style style:name="T18" style:family="text">
      <style:text-properties fo:font-size="14pt" officeooo:rsid="00046567" style:font-size-asian="14pt" style:font-weight-asian="normal" style:font-size-complex="14pt" style:font-weight-complex="normal"/>
    </style:style>
    <style:style style:name="T19" style:family="text">
      <style:text-properties fo:font-size="14pt" officeooo:rsid="000585cb" style:font-size-asian="14pt" style:font-weight-asian="normal" style:font-size-complex="14pt" style:font-weight-complex="normal"/>
    </style:style>
    <style:style style:name="T20" style:family="text">
      <style:text-properties fo:font-size="14pt" fo:font-weight="normal" officeooo:rsid="000ddad7" style:font-size-asian="14pt" style:font-weight-asian="normal" style:font-size-complex="14pt" style:font-weight-complex="normal"/>
    </style:style>
    <style:style style:name="T21" style:family="text">
      <style:text-properties fo:font-size="14pt" fo:font-weight="normal" officeooo:rsid="000f469d" style:font-size-asian="14pt" style:font-weight-asian="normal" style:font-size-complex="14pt" style:font-weight-complex="normal"/>
    </style:style>
    <style:style style:name="T22" style:family="text">
      <style:text-properties fo:font-size="14pt" fo:font-weight="normal" officeooo:rsid="00133b82" style:font-size-asian="14pt" style:font-weight-asian="normal" style:font-size-complex="14pt" style:font-weight-complex="normal"/>
    </style:style>
    <style:style style:name="T23" style:family="text">
      <style:text-properties fo:font-variant="normal" fo:text-transform="none" fo:color="#333333" style:font-name="Georgia" fo:font-size="12pt" fo:letter-spacing="normal" fo:font-style="normal" officeooo:rsid="00075ea9" style:font-size-asian="12pt" style:font-size-complex="12pt"/>
    </style:style>
    <style:style style:name="T24" style:family="text">
      <style:text-properties fo:font-size="12pt" officeooo:rsid="00075ea9" style:font-size-asian="12pt" style:font-weight-asian="normal" style:font-size-complex="12pt" style:font-weight-complex="normal"/>
    </style:style>
    <style:style style:name="T25" style:family="text">
      <style:text-properties style:font-name="monospace" fo:font-size="10.5pt" fo:font-style="normal" fo:font-weight="normal"/>
    </style:style>
    <style:style style:name="T26" style:family="text">
      <style:text-properties style:font-name="新細明體" fo:font-weight="bold" style:font-name-asian="新細明體" style:font-weight-asian="bold"/>
    </style:style>
    <style:style style:name="T27" style:family="text">
      <style:text-properties style:font-name="新細明體" style:font-name-asian="新細明體"/>
    </style:style>
    <style:style style:name="T28" style:family="text">
      <style:text-properties style:font-name="新細明體" style:font-name-asian="DengXian"/>
    </style:style>
    <style:style style:name="T29" style:family="text">
      <style:text-properties style:font-name="DengXian" fo:font-weight="bold" style:font-name-asian="DengXian" style:font-weight-asian="bold"/>
    </style:style>
    <style:style style:name="T30" style:family="text">
      <style:text-properties style:font-name="Wingdings" style:font-name-asian="Wingdings" style:font-name-complex="Wingdings"/>
    </style:style>
    <style:style style:name="T31" style:family="text">
      <style:text-properties officeooo:rsid="001bd00c"/>
    </style:style>
    <style:style style:name="T32" style:family="text">
      <style:text-properties officeooo:rsid="001eef11"/>
    </style:style>
    <style:style style:name="T33" style:family="text">
      <style:text-properties officeooo:rsid="001eef11" style:font-size-asian="14pt" style:font-weight-asian="normal" style:font-size-complex="14pt" style:font-weight-complex="normal"/>
    </style:style>
    <style:style style:name="T34" style:family="text">
      <style:text-properties officeooo:rsid="0020c7d1" style:font-size-asian="14pt" style:font-weight-asian="normal" style:font-size-complex="14pt" style:font-weight-complex="normal"/>
    </style:style>
    <style:style style:name="T35" style:family="text">
      <style:text-properties officeooo:rsid="0021235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llenge2</text:p>
      <text:p text:style-name="P1"/>
      <text:p text:style-name="P5">1.business understanding </text:p>
      <text:list xml:id="list3346945880" text:style-name="L1">
        <text:list-item>
          <text:p text:style-name="P45">problem explication </text:p>
        </text:list-item>
      </text:list>
      <text:p text:style-name="P1"><text:tab/><text:tab/>what is the problem</text:p>
      <text:p text:style-name="P1"><text:tab/><text:tab/>who propose this problem </text:p>
      <text:p text:style-name="P1"><text:tab/><text:tab/>this problem is <text:s/>to solve which kinds of situation</text:p>
      <text:p text:style-name="P1"><text:tab/><text:tab/>who is the decision-maker </text:p>
      <text:p text:style-name="P1"><text:tab/><text:tab/>(how will she/he make the decision)</text:p>
      <text:list xml:id="list1847511962" text:style-name="L2">
        <text:list-item>
          <text:p text:style-name="P47">translation of the business problem to a data analysis problem </text:p>
        </text:list-item>
      </text:list>
      <text:p text:style-name="P1"><text:tab/><text:tab/>to graph theory o<text:span text:style-name="T1">r the other theory we used</text:span></text:p>
      <text:p text:style-name="P7">2.the data pre-processing</text:p>
      <text:list xml:id="list1095268266" text:style-name="L3">
        <text:list-item>
          <text:p text:style-name="P49">data understanding and data preparation</text:p>
        </text:list-item>
      </text:list>
      <text:p text:style-name="P2"><text:tab/> <text:s text:c="11"/>(阅读数据，找到数据中的大致共性，并对数据进行的<text:tab/>处理)</text:p>
      <text:p text:style-name="P2"><text:tab/><text:tab/>描述我们所拥有的数据情况</text:p>
      <text:p text:style-name="P2"><text:tab/><text:tab/>这种数据对我们选择算法的影响（我们刚开始想用深度学习，但是在阅读数据后发现，每<text:tab/><text:tab/>个属性内的类型过于繁杂，无法进行简单分类，而且由于数据是文本类型，且内容并不相<text:tab/><text:tab/>同，在处理上有些困难。因此，我们觉得深度学习分类并不适合我们的case，改用别的<text:tab/><text:tab/>方法进行信息补全。）</text:p>
      <text:list xml:id="list1888020293" text:style-name="L4">
        <text:list-item>
          <text:p text:style-name="P52">coherence of the analytic algorithms proposed with the <text:span text:style-name="T3">analytic problems</text:span> </text:p>
          <text:p text:style-name="P54">(分析算法和问题的一致性)</text:p>
          <text:p text:style-name="P54">算法的原理</text:p>
          <text:p text:style-name="P54">为什么我们的算法使用于解决该问题</text:p>
        </text:list-item>
      </text:list>
      <text:p text:style-name="P10">3.ilustrate our result</text:p>
      <text:p text:style-name="P3"><text:s text:c="3"/>在我们的模型下，解释，评估，分析结果</text:p>
      <text:list xml:id="list2254020770" text:style-name="L5">
        <text:list-item>
          <text:p text:style-name="P51">articulation of the result in a structured argumentation aiming to convince</text:p>
          <text:p text:style-name="P56">(用结构化/清晰的论点来阐明结论)</text:p>
          <text:p text:style-name="P57">分析我们的模型是否解决了问题，解决了哪些问题，还有哪些问题没有解决（原因）</text:p>
        </text:list-item>
        <text:list-item>
          <text:p text:style-name="P58"><text:tab/> <text:s/><text:span text:style-name="T2">coherence of the conclusion ;the recommendation for ‘next steps’</text:span></text:p>
          <text:p text:style-name="P59">what we can do in the future to optimize the modle</text:p>
        </text:list-item>
      </text:list>
      <text:p text:style-name="P20"><text:tab/></text:p>
      <text:p text:style-name="P3"><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1.business understanding </text:p>
      <text:list xml:id="list201657101106470" text:continue-list="list3346945880" text:style-name="L1">
        <text:list-item>
          <text:p text:style-name="P46">problem explication </text:p>
        </text:list-item>
      </text:list>
      <text:p text:style-name="P22"><text:span text:style-name="T4">We are data scientists in LinkedIn,working for the data processing and data analysis which </text:span><text:span text:style-name="T6">can</text:span><text:span text:style-name="T4"> help </text:span><text:span text:style-name="T6">our company</text:span><text:span text:style-name="T4"> make some business decision</text:span><text:span text:style-name="T6">s</text:span><text:span text:style-name="T4">.</text:span></text:p>
      <text:p text:style-name="P12"/>
      <text:p text:style-name="P23"><text:span text:style-name="T4">Now,we got a new challenge,our colleagues from Marketing department want to organize an online marketing campaign for their client which is a restaurant in the Bay area. </text:span><text:span text:style-name="T6">The aim is to attract more people . </text:span><text:span text:style-name="T4">After they done some researches about social network analysis,they want us to find the 5 most influential people on the network ,</text:span><text:span text:style-name="T7">and use their influences to let the restaurant be exposed to public to <text:s/>promote it.</text:span></text:p>
      <text:p text:style-name="P13"/>
      <text:p text:style-name="P29"><text:span text:style-name="T18">However ,the problem is not so easy as what they thought. This marketing campaign is for a restaurant located it the Bay area,thus,the first thing which we need to consider is <text:s/>to find the </text:span><text:span text:style-name="T19">people</text:span><text:span text:style-name="T18"> who are in the same area </text:span><text:span text:style-name="T19">or near that area</text:span><text:span text:style-name="T18">.</text:span><text:span text:style-name="T19">Only the most influential people in right area can bring the real customers. </text:span></text:p>
      <text:p text:style-name="P32"><text:s/></text:p>
      <text:p text:style-name="P33"/>
      <text:p text:style-name="P25"><text:span text:style-name="T12">Generally,only a few users voluntarily provide their attributes </text:span><text:span text:style-name="T13">in online profile which lead to </text:span><text:span text:style-name="T4">the missing information,it is very hard to find the influential people in the right area.</text:span><text:span text:style-name="T13">There is a chance for us to complete their profile by via their social connections.We can intuitively suppose that the connected people will share the some same attributes.For example ,Some people connect cause they have the common friends,the same location ,the common colleges...Even for the recommandation friends via the LinkedIn , they recommand those people normally because of the sharing friends.</text:span></text:p>
      <text:p text:style-name="P14"/>
      <text:p text:style-name="P25"><text:span text:style-name="T4">Thus, the first problem we need to solve is to </text:span><text:span text:style-name="T13">find the algorithm which could properly predict the missing attributes by the social </text:span><text:span text:style-name="T15">connections</text:span><text:span text:style-name="T4">.After we getting the complete data,it would not be a big problem for finding the 5 most influential people.</text:span></text:p>
      <text:list xml:id="list4273300885" text:style-name="L6">
        <text:list-header>
          <text:p text:style-name="P60"/>
        </text:list-header>
        <text:list-item>
          <text:p text:style-name="P48"><text:span text:style-name="T4">translation of the business problem to a data analysis problem to graph theory o</text:span><text:span text:style-name="T5">r the other theory we used</text:span></text:p>
        </text:list-item>
      </text:list>
      <text:p text:style-name="P24"><text:span text:style-name="T4">As the given datasets </text:span><text:span text:style-name="T8">from LinkedIn,we have some people’s profile and how connection between them.We can bulid a social network </text:span><text:span text:style-name="T12">via</text:span><text:span text:style-name="T8"> these data,and each </text:span></text:p>
      <text:p text:style-name="P30"><text:span text:style-name="T16">person is regarded as a node,and the connection between different people is thought as the edge.</text:span><text:span text:style-name="T17">For these people,we have the three attributes in their profile: location, college,employer.</text:span><text:span text:style-name="T16">But not everyone has complete information in their profile.</text:span><text:span text:style-name="T24">We</text:span><text:span text:style-name="T23"> are aware that only 40% of the users have provided their location in their profile,40% employer information,as well as the 40% college information.</text:span></text:p>
      <text:p text:style-name="P9"/>
      <text:p text:style-name="P26"><text:span text:style-name="T4">Based on the demand analysis,we can solve the problem by dividing it </text:span><text:span text:style-name="T10">in</text:span><text:span text:style-name="T4">to 3 tasks:</text:span></text:p>
      <text:p text:style-name="P26"><text:span text:style-name="T4">1.reading the given data,to see which kind of information we have,and proposing some methods to </text:span><text:span text:style-name="T9">pad</text:span><text:span text:style-name="T4"> the missing information in each attributes.</text:span></text:p>
      <text:p text:style-name="P27"><text:span text:style-name="T4">2.</text:span><text:span text:style-name="T9">Decide one method to predict the empty information in their profile,which </text:span><text:span text:style-name="T14">should have</text:span><text:span text:style-name="T9"> hig</text:span><text:span text:style-name="T14">h</text:span><text:span text:style-name="T9">er accuracy than the naive method.</text:span></text:p>
      <text:p text:style-name="P15"><text:soft-page-break/><text:s/></text:p>
      <text:p text:style-name="P27"><text:span text:style-name="T9">3.Using the graph theory to find the list of influential people,according to their location to pick up 5 people in the right.Or we can do more data mining ,combining other attributes to chose the people who can best promote the restaurant.(like their employer information will show their current carrer,which make a great difference in the current life .from the type of their job,we can find some reguler rules ,like which kind of dishes they like ,if the will like take-out...so on )</text:span><text:span text:style-name="T4"> </text:span></text:p>
      <text:p text:style-name="P8">2.the data pre-processing</text:p>
      <text:list xml:id="list201657709010980" text:continue-list="list1095268266" text:style-name="L3">
        <text:list-item>
          <text:p text:style-name="P50">data understanding and data preparation</text:p>
        </text:list-item>
      </text:list>
      <text:p text:style-name="P21"/>
      <text:p text:style-name="P4"><text:tab/> <text:s text:c="11"/>(阅读数据，找到数据中的大致共性，并对数据进行的<text:tab/>处理)</text:p>
      <text:p text:style-name="P4"><text:tab/><text:tab/>描述我们所拥有的数据情况</text:p>
      <text:p text:style-name="P4"><text:tab/><text:tab/>这种数据对我们选择算法的影响（我们刚开始想用深度学习，但是在阅读数据后发现，每<text:tab/><text:tab/>个属性内的类型过于繁杂，无法进行简单分类，而且由于数据是文本类型，且内容并不相<text:tab/><text:tab/>同，在处理上有些困难。因此，我们觉得深度学习分类并不适合我们的case，改用别的<text:tab/><text:tab/>方法进行信息补全。）</text:p>
      <text:list xml:id="list4244337970" text:style-name="L7">
        <text:list-item>
          <text:p text:style-name="P53">coherence of the analytic algorithms proposed with the <text:span text:style-name="T3">analytic problems</text:span> </text:p>
          <text:p text:style-name="P55">(分析算法和问题的一致性)</text:p>
          <text:p text:style-name="P55">算法的原理</text:p>
          <text:p text:style-name="P63">为什么我们的算法使用于解决该问题</text:p>
        </text:list-item>
      </text:list>
      <text:p text:style-name="P16"/>
      <text:p text:style-name="P28"><text:span text:style-name="T4">Before build a social network,we knew that the data is </text:span><text:span text:style-name="T14">shown as</text:span><text:span text:style-name="T4"> text </text:span><text:span text:style-name="T14">file</text:span><text:span text:style-name="T4">.For each person,we use a string beginning with a U and appended with digts to identify one </text:span><text:span text:style-name="T11">1</text:span><text:span text:style-name="T4">person.</text:span><text:span text:style-name="T11">There are 3 attributes in their profile,but not all the profile are fully filled.</text:span></text:p>
      <text:p text:style-name="P31"><text:span text:style-name="T20">As shown in the table 1,we got two dataset,one is the original data,which contains all the given information via LinkedIn users .</text:span><text:span text:style-name="T22"> </text:span><text:span text:style-name="T21">As for the 60%-empty-data,the amount of user dose not change,</text:span><text:span text:style-name="T22">but lost 60% information of each attributes. </text:span></text:p>
      <text:p text:style-name="P17"/>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40">The original data </text:p>
          </table:table-cell>
          <table:table-cell table:style-name="Table1.C1" office:value-type="string">
            <text:p text:style-name="P40">60% empty data </text:p>
          </table:table-cell>
        </table:table-row>
        <table:table-row>
          <table:table-cell table:style-name="Table1.A2" office:value-type="string">
            <text:p text:style-name="P40">The number of user</text:p>
          </table:table-cell>
          <table:table-cell table:style-name="Table1.A2" office:value-type="string">
            <text:p text:style-name="P40">811</text:p>
          </table:table-cell>
          <table:table-cell table:style-name="Table1.C2" office:value-type="string">
            <text:p text:style-name="P40">811</text:p>
          </table:table-cell>
        </table:table-row>
        <table:table-row>
          <table:table-cell table:style-name="Table1.A2" office:value-type="string">
            <text:p text:style-name="P40">The users with college info</text:p>
          </table:table-cell>
          <table:table-cell table:style-name="Table1.A2" office:value-type="string">
            <text:p text:style-name="P40">540</text:p>
          </table:table-cell>
          <table:table-cell table:style-name="Table1.C2" office:value-type="string">
            <text:p text:style-name="P40">230</text:p>
          </table:table-cell>
        </table:table-row>
        <table:table-row>
          <table:table-cell table:style-name="Table1.A2" office:value-type="string">
            <text:p text:style-name="P40">The uses with location</text:p>
          </table:table-cell>
          <table:table-cell table:style-name="Table1.A2" office:value-type="string">
            <text:p text:style-name="P40">811</text:p>
          </table:table-cell>
          <table:table-cell table:style-name="Table1.C2" office:value-type="string">
            <text:p text:style-name="P40">336</text:p>
          </table:table-cell>
        </table:table-row>
        <table:table-row>
          <table:table-cell table:style-name="Table1.A2" office:value-type="string">
            <text:p text:style-name="P40">The uses with employer</text:p>
          </table:table-cell>
          <table:table-cell table:style-name="Table1.A2" office:value-type="string">
            <text:p text:style-name="P40">730</text:p>
          </table:table-cell>
          <table:table-cell table:style-name="Table1.C2" office:value-type="string">
            <text:p text:style-name="P40">297</text:p>
          </table:table-cell>
        </table:table-row>
      </table:table>
      <text:p text:style-name="P17"/>
      <text:p text:style-name="P18"/>
      <text:p text:style-name="P64"><text:span text:style-name="T4"/></text:p>
      <text:p text:style-name="P19"/>
      <text:p text:style-name="P66">In the table 2,there are some examples for the data type.There is no formula for those information.<text:span text:style-name="T31">Before read the details , we were supposed to use deep learning to classfier the similar attributes,and use KNN algorithm to cluster .We thought the people in the same cluster would like to share their profile.But according to the data,there are too many different labels we have (e.g for the college ,we have more than 40 university).So it is not possible to use deep learning in our case.</text:span></text:p>
      <text:p text:style-name="P66"/>
      <text:p text:style-name="P19"><text:soft-page-break/></text:p>
      <table:table table:name="Table2" table:style-name="Table2">
        <table:table-column table:style-name="Table2.A"/>
        <table:table-column table:style-name="Table2.B"/>
        <table:table-row>
          <table:table-cell table:style-name="Table2.A1" office:value-type="string">
            <text:p text:style-name="P41">employer</text:p>
          </table:table-cell>
          <table:table-cell table:style-name="Table2.B1" office:value-type="string">
            <text:p text:style-name="P38">'U1313': ['discovery education',</text:p>
            <text:p text:style-name="P39"><text:s text:c="2"/><text:span text:style-name="T25">'ctb mcgraw-hill',</text:span></text:p>
            <text:p text:style-name="P39"><text:s text:c="2"/><text:span text:style-name="T25">'university of charleston university of south carolina',</text:span></text:p>
            <text:p text:style-name="P39"><text:s text:c="2"/><text:span text:style-name="T25">'south carolina department of education',</text:span></text:p>
            <text:p text:style-name="P39"><text:s text:c="2"/><text:span text:style-name="T25">'chesapeake va and sumter sc',</text:span></text:p>
            <text:p text:style-name="P39"><text:s text:c="2"/><text:span text:style-name="T25">'virgina state corrections'],</text:span></text:p>
            <text:p text:style-name="P39"><text:s/></text:p>
          </table:table-cell>
        </table:table-row>
        <table:table-row>
          <table:table-cell table:style-name="Table2.A2" office:value-type="string">
            <text:p text:style-name="P41">college</text:p>
          </table:table-cell>
          <table:table-cell table:style-name="Table2.B2" office:value-type="string">
            <text:p text:style-name="P38">'U1313': ['longwood university'],</text:p>
            <text:p text:style-name="P39"><text:s/><text:span text:style-name="T25">'U8804': ['universit&amp;#xe0; di bologna'],</text:span></text:p>
            <text:p text:style-name="P39"><text:s/><text:span text:style-name="T25">'U2136': ['university of illinois at urbana-champaign'],</text:span></text:p>
            <text:p text:style-name="P39"><text:s/><text:span text:style-name="T25">'U6021': ['illinois wesleyan university'],</text:span></text:p>
            <text:p text:style-name="P39"><text:s/><text:span text:style-name="T25">'U7310': ['university of illinois at urbana-champaign'],</text:span></text:p>
            <text:p text:style-name="Table_20_Contents"/>
          </table:table-cell>
        </table:table-row>
        <table:table-row>
          <table:table-cell table:style-name="Table2.A2" office:value-type="string">
            <text:p text:style-name="P41">location</text:p>
          </table:table-cell>
          <table:table-cell table:style-name="Table2.B2" office:value-type="string">
            <text:p text:style-name="P38">'U1313': ['norfolk virginia area'],</text:p>
            <text:p text:style-name="P39"><text:s/><text:span text:style-name="T25">'U8804': ['bologna area italy'],</text:span></text:p>
            <text:p text:style-name="P39"><text:s/><text:span text:style-name="T25">'U2649': ['urbana-champaign illinois area'],</text:span></text:p>
            <text:p text:style-name="P39"><text:s/><text:span text:style-name="T25">'U7310': ['greater seattle area'],</text:span></text:p>
            <text:p text:style-name="P39"><text:s/><text:span text:style-name="T25">'U22859': ['bengaluru area india'],</text:span></text:p>
            <text:p text:style-name="Table_20_Contents"/>
          </table:table-cell>
        </table:table-row>
      </table:table>
      <text:p text:style-name="P12"/>
      <text:p text:style-name="P11">In the table 2,there are some examples for the data type.There is no formula for those information.<text:span text:style-name="T31">Before read the details , we were supposed to use deep learning to classfier the similar attributes,and use KNN algorithm to cluster .We thought the people in the same cluster would like to share their profile.But according to the data,there are too many different labels we have (e.g for the college ,we have more than 40 university).So it is not possible to use deep learning in our case.</text:span></text:p>
      <text:p text:style-name="P11"/>
      <text:list xml:id="list201657133066884" text:continue-numbering="true" text:style-name="L7">
        <text:list-item>
          <text:p text:style-name="P61">coherence of the analytic algorithms proposed with the <text:span text:style-name="T3">analytic problems</text:span> </text:p>
        </text:list-item>
      </text:list>
      <text:p text:style-name="P68">1.N<text:span text:style-name="T32">aive method</text:span></text:p>
      <text:p text:style-name="P69">It is a basic idea which predicts the value by counting the number of occurrence each value,then taking the most represented attribute value among neighbors.</text:p>
      <text:p text:style-name="P71"><text:span text:style-name="T34">This method is based on the assumption that the neighbors will share the attributes to each others.</text:span><text:span text:style-name="T33">It will be a very good method <text:s/>to predict the value if we miss only several values.On the contrary,in our case ,we miss 60% information.</text:span><text:span text:style-name="T34">There are many nodes which are totally empty,which have only one neighbor.In this situation,it is not accurately to predict.</text:span></text:p>
      <text:p text:style-name="P62"/>
      <text:p text:style-name="P67"><text:tab/><text:span text:style-name="T35">After the analysis, we come up with two methods.The first one is based on naive method.We would like to divide the network to several communities using Louvain algorithm(use twice).</text:span></text:p>
      <text:p text:style-name="P11"><text:soft-page-break/><text:span text:style-name="T35">T</text:span>heoretically,<text:span text:style-name="T35">the nodes in the same community have higher probability to share the same attribute. Then we use the naive method to predict the value in each community.</text:span></text:p>
      <text:p text:style-name="P70"/>
      <text:p text:style-name="P11"/>
      <text:p text:style-name="P11"/>
      <text:h text:style-name="P44" text:outline-level="1">Method 1</text:h>
      <text:p text:style-name="P37"/>
      <text:p text:style-name="Standard"><text:span text:style-name="默认段落字体"><text:span text:style-name="T26">设想</text:span></text:span><text:span text:style-name="默认段落字体"><text:span text:style-name="T29">和原理</text:span></text:span><text:span text:style-name="默认段落字体"><text:span text:style-name="T26">：</text:span></text:span></text:p>
      <text:p text:style-name="Standard"><text:span text:style-name="默认段落字体"><text:span text:style-name="T27">将全图进行详尽的分区，然后使用观察邻居信息的方式，选取最高频率信息进行预测填补。</text:span></text:span></text:p>
      <text:p text:style-name="P34"/>
      <text:p text:style-name="Standard"><text:span text:style-name="默认段落字体"><text:span text:style-name="T26">方式</text:span></text:span><text:span text:style-name="默认段落字体"><text:span text:style-name="T29">和步骤</text:span></text:span><text:span text:style-name="默认段落字体"><text:span text:style-name="T26">：</text:span></text:span></text:p>
      <text:list xml:id="list2728285974" text:style-name="L8">
        <text:list-item>
          <text:p text:style-name="P72">将全图使用louvain进行分区，获得20个partition</text:p>
        </text:list-item>
        <text:list-item>
          <text:p text:style-name="P72">再将每个partition使用louvain再次分区，获得n个sub_partition</text:p>
        </text:list-item>
        <text:list-item>
          <text:p text:style-name="P72">遍历每个sub_partition中的点及其邻居，将在邻居中出现频率最高的信息添加给该点</text:p>
        </text:list-item>
      </text:list>
      <text:p text:style-name="P34"/>
      <text:p text:style-name="P35">结论：</text:p>
      <text:p text:style-name="Standard"><text:span text:style-name="默认段落字体"><text:span text:style-name="T27">employer、college预测正确率相比全图直接使用naive method下降约0.5%，location预测正确率上升约1%。效果很不好。</text:span></text:span></text:p>
      <text:p text:style-name="P34"/>
      <text:p text:style-name="P35">原因分析：</text:p>
      <text:list xml:id="list1360364206" text:style-name="L9">
        <text:list-item>
          <text:p text:style-name="P75">缺失数据过多，导致两次分区后，许多区连一个信息都没有，直接导致未能成功将信息填补，在验证正确率过程中还有小部分信息未填全</text:p>
        </text:list-item>
      </text:list>
      <text:list xml:id="list960454695" text:style-name="L10">
        <text:list-item>
          <text:p text:style-name="P76">划分过细，导致分区后小区内数据过于单一，直接导致整个小区被填写了同样的数据。未达到有效的预测。</text:p>
        </text:list-item>
      </text:list>
      <text:p text:style-name="P34"/>
      <text:p text:style-name="P34"/>
      <text:h text:style-name="标题" text:outline-level="1">Method 2</text:h>
      <text:p text:style-name="P36">设想和原理：</text:p>
      <text:p text:style-name="P34">通过观察图中的联系，我们将联系大致分为两种情况：</text:p>
      <text:list xml:id="list1243294167" text:style-name="L11">
        <text:list-item>
          <text:p text:style-name="P77"><text:span text:style-name="默认段落字体"><text:span text:style-name="T28">A </text:span></text:span><text:span text:style-name="默认段落字体"><text:span text:style-name="T30"></text:span></text:span><text:span text:style-name="默认段落字体"><text:span text:style-name="T28"> B, A </text:span></text:span><text:span text:style-name="默认段落字体"><text:span text:style-name="T30"></text:span></text:span><text:span text:style-name="默认段落字体"><text:span text:style-name="T28"> C, </text:span></text:span></text:p>
        </text:list-item>
      </text:list>
      <text:p text:style-name="P42"><text:span text:style-name="默认段落字体"><text:span text:style-name="T28">B</text:span></text:span><text:span text:style-name="默认段落字体"><text:span text:style-name="T30"></text:span></text:span><text:span text:style-name="默认段落字体"><text:span text:style-name="T28">C, B</text:span></text:span><text:span text:style-name="默认段落字体"><text:span text:style-name="T30"></text:span></text:span><text:span text:style-name="默认段落字体"><text:span text:style-name="T28">A, </text:span></text:span></text:p>
      <text:p text:style-name="P42"><text:span text:style-name="默认段落字体"><text:span text:style-name="T28">C</text:span></text:span><text:span text:style-name="默认段落字体"><text:span text:style-name="T30"></text:span></text:span><text:span text:style-name="默认段落字体"><text:span text:style-name="T28">A, C</text:span></text:span><text:span text:style-name="默认段落字体"><text:span text:style-name="T30"></text:span></text:span><text:span text:style-name="默认段落字体"><text:span text:style-name="T28">B</text:span></text:span></text:p>
      <text:list xml:id="list201657196701633" text:continue-numbering="true" text:style-name="L11">
        <text:list-item>
          <text:p text:style-name="P73">D—E, D—F , D—G , D—H, D—I, D—J, D—K, ……</text:p>
        </text:list-item>
      </text:list>
      <text:p text:style-name="P43"><text:s/></text:p>
      <text:p text:style-name="P34">根据这些特殊的关系，我们进行以下设想：</text:p>
      <text:list xml:id="list2547544893" text:style-name="L12">
        <text:list-item>
          <text:p text:style-name="P74">为了防止数据的冗余，我们首先将全图使用louvain进行分区</text:p>
        </text:list-item>
        <text:list-item>
          <text:p text:style-name="P74">若A，B，C两两互相认识，则共享已知信息。</text:p>
        </text:list-item>
        <text:list-item>
          <text:p text:style-name="P74">若D的邻居数量远大于平均数，我们则考虑其为大团的中心点，我们将其周围邻居的信息中出现频率最高的三个信息共享给他</text:p>
        </text:list-item>
        <text:list-item>
          <text:p text:style-name="P74">若E,F,G,H,……，我们则认为他们是大团的边缘点，或者邻居数量很少的点（邻居个数为1或2），则将邻居的信息传递给他</text:p>
        </text:list-item>
      </text:list>
      <text:p text:style-name="P34"/>
      <text:p text:style-name="Standard"/>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Wingdings" svg:font-family="Wingdings" style:font-family-generic="system" style:font-pitch="variable" style:font-charset="x-symbol"/>
    <style:font-face style:name="Georgia" svg:font-family="Georgia, Palatino, 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138in" svg:stroke-color="#2f528f" draw:stroke-linejoin="miter" draw:fill-color="#4472c4"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标题" style:family="paragraph" style:parent-style-name="正文" style:next-style-name="正文" style:default-outline-level="1" style:list-style-name="">
      <style:paragraph-properties fo:margin-top="0.1665in" fo:margin-bottom="0.0417in" loext:contextual-spacing="false" fo:text-align="center" style:justify-single-word="false" fo:hyphenation-ladder-count="no-limit"/>
      <style:text-properties style:font-name="Calibri Light" fo:font-family="'Calibri Light'" style:font-family-generic="swiss" style:font-pitch="variable" fo:font-size="16pt" fo:font-weight="bold" style:font-name-asian="新細明體" style:font-family-asian="新細明體" style:font-family-generic-asian="roman" style:font-pitch-asian="variable" style:font-size-asian="16pt" style:font-weight-asian="bold" style:font-name-complex="Mangal" style:font-family-complex="Mangal" style:font-family-generic-complex="roman" style:font-pitch-complex="variable" style:font-size-complex="14.5pt" style:font-weight-complex="bold" fo:hyphenate="false" fo:hyphenation-remain-char-count="2" fo:hyphenation-push-char-count="2"/>
    </style:style>
    <style:style style:name="页脚" style:family="paragraph" style:parent-style-name="正文">
      <style:paragraph-properties fo:hyphenation-ladder-count="no-limit" style:snap-to-layout-grid="false">
        <style:tab-stops>
          <style:tab-stop style:position="2.8839in" style:type="center"/>
          <style:tab-stop style:position="5.7681in"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页眉" style:family="paragraph" style:parent-style-name="正文">
      <style:paragraph-properties fo:hyphenation-ladder-count="no-limit" style:snap-to-layout-grid="false">
        <style:tab-stops>
          <style:tab-stop style:position="2.8839in" style:type="center"/>
          <style:tab-stop style:position="5.7681in"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题注"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列表" style:family="paragraph" style:parent-style-name="Text_20_body">
      <style:paragraph-properties fo:hyphenation-ladder-count="no-limit"/>
      <style:text-properties fo:hyphenate="false" fo:hyphenation-remain-char-count="2" fo:hyphenation-push-char-count="2"/>
    </style:style>
    <style:style style:name="正文" style:family="paragraph">
      <style:paragraph-properties fo:orphans="0" fo:widows="0"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WW_5f_CharLFO7LVL1" style:display-name="WW_CharLFO7LVL1" style:family="text">
      <style:text-properties style:font-name-asian="DengXian" style:font-family-asian="DengXian" style:font-family-generic-asian="system" style:font-pitch-asian="variable"/>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标题_20_字符" style:display-name="标题 字符" style:family="text" style:parent-style-name="默认段落字体">
      <style:text-properties style:font-name="Calibri Light" fo:font-family="'Calibri Light'" style:font-family-generic="swiss" style:font-pitch="variable" fo:font-size="16pt" fo:font-weight="bold" style:font-name-asian="新細明體" style:font-family-asian="新細明體" style:font-family-generic-asian="roman" style:font-pitch-asian="variable" style:font-size-asian="16pt" style:font-weight-asian="bold" style:font-name-complex="Mangal" style:font-family-complex="Mangal" style:font-family-generic-complex="roman" style:font-pitch-complex="variable" style:font-size-complex="14.5pt" style:font-weight-complex="bold"/>
    </style:style>
    <style:style style:name="页脚_20_字符" style:display-name="页脚 字符" style:family="text" style:parent-style-name="默认段落字体">
      <style:text-properties fo:font-size="10pt" style:font-size-asian="10pt" style:font-name-complex="Mangal" style:font-family-complex="Mangal" style:font-family-generic-complex="roman" style:font-pitch-complex="variable" style:font-size-complex="9pt"/>
    </style:style>
    <style:style style:name="页眉_20_字符" style:display-name="页眉 字符" style:family="text" style:parent-style-name="默认段落字体">
      <style:text-properties fo:font-size="10pt" style:font-size-asian="10pt" style:font-name-complex="Mangal" style:font-family-complex="Mangal" style:font-family-generic-complex="roman" style:font-pitch-complex="variable" style:font-size-complex="9pt"/>
    </style:style>
    <style:style style:name="默认段落字体"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5:29:16.973284643</meta:creation-date>
    <dc:date>2019-05-14T20:16:56.747445546</dc:date>
    <meta:editing-duration>PT1H9M8S</meta:editing-duration>
    <meta:editing-cycles>7</meta:editing-cycles>
    <meta:generator>LibreOffice/6.0.7.3$Linux_X86_64 LibreOffice_project/00m0$Build-3</meta:generator>
    <meta:document-statistic meta:table-count="2" meta:image-count="0" meta:object-count="0" meta:page-count="6" meta:paragraph-count="123" meta:word-count="2160" meta:character-count="8523" meta:non-whitespace-character-count="7318"/>
  </office:meta>
</office:document-meta>
</file>